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Roboto, Arial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P1" style:family="paragraph" style:parent-style-name="Standard">
      <style:text-properties fo:font-weight="bold" officeooo:rsid="000b8d1b" officeooo:paragraph-rsid="000b8d1b" style:font-weight-asian="bold" style:font-weight-complex="bold"/>
    </style:style>
    <style:style style:name="P2" style:family="paragraph" style:parent-style-name="Standard">
      <style:paragraph-properties style:line-height-at-least="0.423cm"/>
      <style:text-properties style:use-window-font-color="true" loext:opacity="0%" style:font-name="Droid Sans Mono" fo:font-size="9pt" fo:font-weight="normal" fo:background-color="transparent"/>
    </style:style>
    <style:style style:name="P3" style:family="paragraph" style:parent-style-name="Standard">
      <style:paragraph-properties style:line-height-at-least="0.423cm"/>
      <style:text-properties style:use-window-font-color="true" loext:opacity="0%" fo:background-color="transparent"/>
    </style:style>
    <style:style style:name="P4" style:family="paragraph" style:parent-style-name="Standard">
      <style:paragraph-properties style:line-height-at-least="0.423cm"/>
      <style:text-properties fo:color="#000000" loext:opacity="100%" style:font-name="Droid Sans Mono" fo:font-size="9pt" fo:font-weight="normal" fo:background-color="transparent"/>
    </style:style>
    <style:style style:name="P5" style:family="paragraph" style:parent-style-name="Standard">
      <style:paragraph-properties fo:margin-top="0cm" fo:margin-bottom="0.499cm" style:contextual-spacing="false" style:line-height-at-least="0.423cm"/>
      <style:text-properties fo:color="#000000" loext:opacity="100%" style:font-name="Droid Sans Mono" fo:font-size="9pt" fo:font-weight="normal" fo:background-color="transparent"/>
    </style:style>
    <style:style style:name="P6" style:family="paragraph" style:parent-style-name="Standard">
      <style:paragraph-properties style:line-height-at-least="0.423cm"/>
      <style:text-properties fo:color="#000000" loext:opacity="100%" fo:background-color="transparent"/>
    </style:style>
    <style:style style:name="P7" style:family="paragraph" style:parent-style-name="Standard">
      <style:paragraph-properties fo:margin-top="0cm" fo:margin-bottom="0.499cm" style:contextual-spacing="false" style:line-height-at-least="0.423cm"/>
      <style:text-properties fo:color="#000000" loext:opacity="100%" fo:background-color="transparent"/>
    </style:style>
    <style:style style:name="P8" style:family="paragraph" style:parent-style-name="Table_20_Contents">
      <style:text-properties style:use-window-font-color="true" loext:opacity="0%" fo:background-color="transparent"/>
    </style:style>
    <style:style style:name="P9" style:family="paragraph" style:parent-style-name="Table_20_Contents">
      <style:text-properties fo:color="#000000" loext:opacity="100%" fo:background-color="transparent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>
      <style:text-properties fo:font-weight="bold" officeooo:rsid="000b8d1b" officeooo:paragraph-rsid="000b8d1b" style:font-weight-asian="bold" style:font-weight-complex="bold"/>
    </style:style>
    <style:style style:name="T1" style:family="text">
      <style:text-properties fo:font-variant="normal" fo:text-transform="none" fo:color="#61738e" loext:opacity="100%" style:font-name="Source Sans Pro" fo:font-size="12pt" fo:letter-spacing="normal" fo:font-style="normal"/>
    </style:style>
    <style:style style:name="T2" style:family="text">
      <style:text-properties fo:font-variant="normal" fo:text-transform="none" fo:color="#61738e" loext:opacity="100%" style:font-name="Source Sans Pro" fo:font-size="12pt" fo:letter-spacing="normal" fo:font-style="normal" fo:font-weight="normal"/>
    </style:style>
    <style:style style:name="T3" style:family="text">
      <style:text-properties fo:font-variant="normal" fo:text-transform="none" fo:color="#61738e" loext:opacity="100%" fo:letter-spacing="normal"/>
    </style:style>
    <style:style style:name="T4" style:family="text">
      <style:text-properties fo:color="#569cd6" loext:opacity="100%"/>
    </style:style>
    <style:style style:name="T5" style:family="text">
      <style:text-properties fo:color="#dcdcdc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608b4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DANS ALGORITHM</text:p>
      <text:p text:style-name="P1"/>
      <text:p text:style-name="P1">QUE</text:p>
      <text:p text:style-name="P1"><text:span text:style-name="T2">Find the maximum sum of </text:span><text:span text:style-name="Strong_20_Emphasis">contiguous non-empty subarray</text:span><text:span text:style-name="T3"> </text:span><text:span text:style-name="T2">within an array </text:span><text:span text:style-name="Strong_20_Emphasis">A</text:span><text:span text:style-name="T3"> </text:span><text:span text:style-name="T2">of length </text:span><text:span text:style-name="Strong_20_Emphasis">N</text:span><text:span text:style-name="T2">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public class Solution {</text:p>
            <text:p text:style-name="P2">// DO NOT MODIFY THE LIST. IT IS READ ONLY</text:p>
            <text:p text:style-name="P2">public int maxSubArray(final List&lt;Integer&gt; A) {</text:p>
            <text:p text:style-name="P3"/>
            <text:p text:style-name="P2">int sum=0;</text:p>
            <text:p text:style-name="P2">int maxSum=Integer.MIN_VALUE;</text:p>
            <text:p text:style-name="P2">for(int i=0;i&lt;A.size();i++){</text:p>
            <text:p text:style-name="P2">sum=sum+A.get(i);</text:p>
            <text:p text:style-name="P2">maxSum=Math.max(maxSum,sum);</text:p>
            <text:p text:style-name="P2">if(sum&lt;0){</text:p>
            <text:p text:style-name="P2">sum=0;</text:p>
            <text:p text:style-name="P2">}</text:p>
            <text:p text:style-name="P2">}</text:p>
            <text:p text:style-name="P2">return maxSum;</text:p>
            <text:p text:style-name="P2">}</text:p>
            <text:p text:style-name="P2">}</text:p>
            <text:p text:style-name="P8"/>
          </table:table-cell>
        </table:table-row>
      </table:table>
      <text:p text:style-name="P1"><text:span text:style-name="T2"/></text:p>
      <text:p text:style-name="P1"><text:span text:style-name="T2"/></text:p>
      <text:p text:style-name="P1"><text:span text:style-name="T1">BEGGARS OUTSIDE TEMPLE</text:span></text:p>
      <text:p text:style-name="P1"><text:span text:style-name="T1"/></text:p>
      <text:p text:style-name="P1"><text:span text:style-name="T2">There are </text:span><text:span text:style-name="Strong_20_Emphasis"><text:span text:style-name="T1">A</text:span></text:span><text:span text:style-name="T1"> </text:span><text:span text:style-name="T2">beggars sitting in a row outside a temple. Each beggar initially has an empty pot. When the devotees come to the temple, they donate some amount of coins to these beggars. Each devotee gives a fixed amount of coin(according to their faith and ability) to some </text:span><text:span text:style-name="Strong_20_Emphasis"><text:span text:style-name="T1">K</text:span></text:span><text:span text:style-name="T1"> </text:span><text:span text:style-name="T2">beggars sitting next to each other.</text:span><text:span text:style-name="T1"><text:line-break/><text:line-break/></text:span><text:span text:style-name="T2">Given the amount </text:span><text:span text:style-name="Strong_20_Emphasis"><text:span text:style-name="T1">P</text:span></text:span><text:span text:style-name="T1"> </text:span><text:span text:style-name="T2">donated by each devotee to the beggars ranging from </text:span><text:span text:style-name="Strong_20_Emphasis"><text:span text:style-name="T1">L</text:span></text:span><text:span text:style-name="T1"> </text:span><text:span text:style-name="T2">to </text:span><text:span text:style-name="Strong_20_Emphasis"><text:span text:style-name="T1">R</text:span></text:span><text:span text:style-name="T1"> </text:span><text:span text:style-name="T2">index, where </text:span><text:span text:style-name="Strong_20_Emphasis"><text:span text:style-name="T1">1</text:span></text:span><text:span text:style-name="T1"> </text:span><text:span text:style-name="T2">&lt;= </text:span><text:span text:style-name="Strong_20_Emphasis"><text:span text:style-name="T1">L</text:span></text:span><text:span text:style-name="T1"> </text:span><text:span text:style-name="T2">&lt;= </text:span><text:span text:style-name="Strong_20_Emphasis"><text:span text:style-name="T1">R</text:span></text:span><text:span text:style-name="T1"> </text:span><text:span text:style-name="T2">&lt;= </text:span><text:span text:style-name="Strong_20_Emphasis"><text:span text:style-name="T1">A</text:span></text:span><text:span text:style-name="T2">, find out the final amount of money in each beggar's pot at the end of the day, provided they don't fill their pots by any other means.</text:span><text:span text:style-name="T1"><text:line-break/></text:span><text:span text:style-name="T2">For ith devotee B[i][0] = L, B[i][1] = R, B[i][2] = P, given by the 2D array </text:span><text:span text:style-name="Strong_20_Emphasis"><text:span text:style-name="T1">B</text:span></text:span></text:p>
      <text:p text:style-name="P1"><text:span text:style-name="Strong_20_Emphasis"><text:span text:style-name="T1"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public class Solution {</text:p>
            <text:p text:style-name="P4">public ArrayList&lt;Integer&gt; solve(int A, ArrayList&lt;ArrayList&lt;Integer&gt;&gt; B) {</text:p>
            <text:p text:style-name="P6"/>
            <text:p text:style-name="P4">int noOfqueries=B.size();</text:p>
            <text:p text:style-name="P4">ArrayList&lt;Integer&gt; result=new ArrayList&lt;Integer&gt;();</text:p>
            <text:p text:style-name="P4">for(int i=0;i&lt;A;i++){</text:p>
            <text:p text:style-name="P4">result.add(0);</text:p>
            <text:p text:style-name="P4">}</text:p>
            <text:p text:style-name="P4"/>
            <text:p text:style-name="P4">for(int q=0;q&lt;noOfqueries;q++){</text:p>
            <text:p text:style-name="P4">int lindex=B.get(q).get(0)-1;</text:p>
            <text:p text:style-name="P4">int rindex=B.get(q).get(1)-1;</text:p>
            <text:p text:style-name="P4">int donation=B.get(q).get(2);</text:p>
            <text:p text:style-name="P4">//makeing contribution ArrayList</text:p>
            <text:p text:style-name="P4">result.set(lindex,result.get(lindex)+donation);</text:p>
            <text:p text:style-name="P4"/>
            <text:p text:style-name="P4">if(rindex &lt; (result.size()-1)){</text:p>
            <text:p text:style-name="P4"><text:soft-page-break/>result.set(rindex+1,result.get(rindex+1)-donation);}</text:p>
            <text:p text:style-name="P6"/>
            <text:p text:style-name="P4">}</text:p>
            <text:p text:style-name="P4">for(int i=1;i&lt;result.size();i++){</text:p>
            <text:p text:style-name="P4">result.set(i,(result.get(i)+result.get(i-1)));</text:p>
            <text:p text:style-name="P4">}</text:p>
            <text:p text:style-name="P4">return result;</text:p>
            <text:p text:style-name="P4">}</text:p>
            <text:p text:style-name="P4">}</text:p>
            <text:p text:style-name="P4"/>
            <text:p text:style-name="P9"/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RAINWATER TAPPING PROBLEM</text:span></text:span></text:p>
      <text:p text:style-name="P1"><text:span text:style-name="Strong_20_Emphasis"><text:span text:style-name="T2">Imagine a histogram where the bars' heights are given by the array </text:span></text:span><text:span text:style-name="Strong_20_Emphasis"><text:span text:style-name="T1">A</text:span></text:span><text:span text:style-name="Strong_20_Emphasis"><text:span text:style-name="T2">. Each bar is of </text:span></text:span><text:span text:style-name="Strong_20_Emphasis"><text:span text:style-name="T1">uniform width</text:span></text:span><text:span text:style-name="Strong_20_Emphasis"><text:span text:style-name="T2">, which is </text:span></text:span><text:span text:style-name="Strong_20_Emphasis"><text:span text:style-name="T1">1 unit</text:span></text:span><text:span text:style-name="Strong_20_Emphasis"><text:span text:style-name="T2">. When it rains, water will accumulate in the valleys between the bars.</text:span></text:span><text:span text:style-name="Strong_20_Emphasis"><text:span text:style-name="T1"><text:line-break/><text:line-break/></text:span></text:span><text:span text:style-name="Strong_20_Emphasis"><text:span text:style-name="T2">Your task is to calculate the </text:span></text:span><text:span text:style-name="Strong_20_Emphasis"><text:span text:style-name="T1">total </text:span></text:span><text:span text:style-name="Strong_20_Emphasis"><text:span text:style-name="T2">amount of water that can be </text:span></text:span><text:span text:style-name="Strong_20_Emphasis"><text:span text:style-name="T1">trapped </text:span></text:span><text:span text:style-name="Strong_20_Emphasis"><text:span text:style-name="T2">in these valleys.</text:span></text:span><text:span text:style-name="Strong_20_Emphasis"><text:span text:style-name="T1"><text:line-break/>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public class Solution {</text:p>
            <text:p text:style-name="P4">// DO NOT MODIFY THE LIST. IT IS READ ONLY</text:p>
            <text:p text:style-name="P4">public static int trap(final List&lt;Integer&gt; A) {</text:p>
            <text:p text:style-name="P4">ArrayList&lt;Integer&gt; maxLeft=findMaxonLeft(A);</text:p>
            <text:p text:style-name="P4">ArrayList&lt;Integer&gt; maxright=findMaxonRight(A);</text:p>
            <text:p text:style-name="P4">int waterTrapped=0;</text:p>
            <text:p text:style-name="P4">int totalUnit=0;</text:p>
            <text:p text:style-name="P4">for(int i=0;i&lt;A.size();i++){</text:p>
            <text:p text:style-name="P4">waterTrapped=Math.min(maxLeft.get(i),maxright.get(i))-A.get(i);</text:p>
            <text:p text:style-name="P4">if(waterTrapped&gt;0){</text:p>
            <text:p text:style-name="P4">totalUnit+=waterTrapped;</text:p>
            <text:p text:style-name="P4">}}</text:p>
            <text:p text:style-name="P7"/>
            <text:p text:style-name="P4">return totalUnit;</text:p>
            <text:p text:style-name="P4">}</text:p>
            <text:p text:style-name="P6"/>
            <text:p text:style-name="P4">private static ArrayList&lt;Integer&gt; findMaxonLeft(List&lt;Integer&gt; A) {</text:p>
            <text:p text:style-name="P4">ArrayList&lt;Integer&gt; maxLeftArray=new ArrayList&lt;Integer&gt;();</text:p>
            <text:p text:style-name="P4">int max=Integer.MIN_VALUE;</text:p>
            <text:p text:style-name="P4">for(int i=0;i&lt;A.size();i++){</text:p>
            <text:p text:style-name="P4">if(A.get(i)&gt;max){</text:p>
            <text:p text:style-name="P4">max=A.get(i);</text:p>
            <text:p text:style-name="P4">}</text:p>
            <text:p text:style-name="P4">maxLeftArray.add(max);</text:p>
            <text:p text:style-name="P4">}</text:p>
            <text:p text:style-name="P4">return maxLeftArray;</text:p>
            <text:p text:style-name="P4">}</text:p>
            <text:p text:style-name="P6"/>
            <text:p text:style-name="P4">private static ArrayList&lt;Integer&gt; findMaxonRight(List&lt;Integer&gt; A) {</text:p>
            <text:p text:style-name="P4">ArrayList&lt;Integer&gt; maxRightArray=new ArrayList&lt;Integer&gt;();</text:p>
            <text:p text:style-name="P4">for(int i=0;i&lt;A.size();i++){</text:p>
            <text:p text:style-name="P4">maxRightArray.add(0);</text:p>
            <text:p text:style-name="P6"/>
            <text:p text:style-name="P4">}</text:p>
            <text:p text:style-name="P6"><text:soft-page-break/></text:p>
            <text:p text:style-name="P4">int max=Integer.MIN_VALUE;</text:p>
            <text:p text:style-name="P4">for(int i=A.size()-1;i&gt;=0;i--){</text:p>
            <text:p text:style-name="P4">if(A.get(i)&gt;max){</text:p>
            <text:p text:style-name="P4">max=A.get(i);</text:p>
            <text:p text:style-name="P4">}</text:p>
            <text:p text:style-name="P4">maxRightArray.set(i,max);</text:p>
            <text:p text:style-name="P4">}</text:p>
            <text:p text:style-name="P4">return maxRightArray;</text:p>
            <text:p text:style-name="P4">}</text:p>
            <text:p text:style-name="P6"/>
            <text:p text:style-name="P4">}</text:p>
            <text:p text:style-name="P4"/>
            <text:p text:style-name="Table_20_Contents"/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ADDITIONAL</text:span></text:span></text:p>
      <text:p text:style-name="P1"><text:span text:style-name="Strong_20_Emphasis"><text:span text:style-name="T2">Given a </text:span></text:span><text:span text:style-name="Strong_20_Emphasis"><text:span text:style-name="T1">non-negative </text:span></text:span><text:span text:style-name="Strong_20_Emphasis"><text:span text:style-name="T2">number represented as an array of digits, add </text:span></text:span><text:span text:style-name="Strong_20_Emphasis"><text:span text:style-name="T1">1 </text:span></text:span><text:span text:style-name="Strong_20_Emphasis"><text:span text:style-name="T2">to the number ( increment the number represented by the digits ).</text:span></text:span></text:p>
      <text:p text:style-name="P12"><text:span text:style-name="Strong_20_Emphasis"><text:span text:style-name="T1">The digits are stored such that the most significant digit is at the head of the list.</text:span></text:span></text:p>
      <text:p text:style-name="Text_20_body"><text:span text:style-name="Strong_20_Emphasis">NOTE:</text:span> Certain things are intentionally left unclear in this question which you should practice asking the interviewer. For example: for this problem, the following are some good questions to ask :</text:p>
      <text:list xml:id="list3140820744" text:style-name="L1">
        <text:list-item>
          <text:p text:style-name="P11"><text:span text:style-name="Strong_20_Emphasis">Q:</text:span> Can the input have <text:span text:style-name="Strong_20_Emphasis">0's</text:span> before the most significant digit. Or, in other words, is <text:span text:style-name="Strong_20_Emphasis">0 1 2 3</text:span> a valid input?</text:p>
        </text:list-item>
        <text:list-item>
          <text:p text:style-name="P11"><text:span text:style-name="Strong_20_Emphasis">A:</text:span> For the purpose of this question, <text:span text:style-name="Strong_20_Emphasis">YES</text:span></text:p>
        </text:list-item>
        <text:list-item>
          <text:p text:style-name="P11"><text:span text:style-name="Strong_20_Emphasis">Q:</text:span> Can the output have <text:span text:style-name="Strong_20_Emphasis">0's</text:span> before the most significant digit? Or, in other words, is <text:span text:style-name="Strong_20_Emphasis">0 1 2 4</text:span> a valid output?</text:p>
        </text:list-item>
        <text:list-item>
          <text:p text:style-name="P10"><text:span text:style-name="Strong_20_Emphasis">A:</text:span> For the purpose of this question, <text:span text:style-name="Strong_20_Emphasis">NO</text:span>. Even if the input has zeroes before the most significant digit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4">public class Solution {</text:p>
            <text:p text:style-name="P4">public static ArrayList&lt;Integer&gt; plusOne(ArrayList&lt;Integer&gt; A) {</text:p>
            <text:p text:style-name="P6"/>
            <text:p text:style-name="P4">int carry=1;</text:p>
            <text:p text:style-name="P4">reverseArray(A);//4321</text:p>
            <text:p text:style-name="P4">int num=0;</text:p>
            <text:p text:style-name="P4">for(int i=0;i&lt;A.size();i++){</text:p>
            <text:p text:style-name="P4">num=A.get(i)+carry;</text:p>
            <text:p text:style-name="P4">A.set(i,num%10);</text:p>
            <text:p text:style-name="P4">carry=num/10;</text:p>
            <text:p text:style-name="P4">}</text:p>
            <text:p text:style-name="P4">if(carry!=0){</text:p>
            <text:p text:style-name="P4">A.add(carry);</text:p>
            <text:p text:style-name="P4">}</text:p>
            <text:p text:style-name="P4">reverseArray(A);</text:p>
            <text:p text:style-name="P4">while (A.size() &gt; 0 &amp;&amp; A.get(0) == 0) {</text:p>
            <text:p text:style-name="P4">A.remove(0);</text:p>
            <text:p text:style-name="P4">}</text:p>
            <text:p text:style-name="P6"/>
            <text:p text:style-name="P4">return A;</text:p>
            <text:p text:style-name="P5"><text:line-break/><text:soft-page-break/><text:line-break/></text:p>
            <text:p text:style-name="P4">}</text:p>
            <text:p text:style-name="P6"/>
            <text:p text:style-name="P4">public static ArrayList&lt;Integer&gt; reverseArray(ArrayList&lt;Integer&gt; A){</text:p>
            <text:p text:style-name="P4">int start=0;</text:p>
            <text:p text:style-name="P4">int end=A.size()-1;</text:p>
            <text:p text:style-name="P4">int temp=0;</text:p>
            <text:p text:style-name="P4">while(start&lt;=end){</text:p>
            <text:p text:style-name="P4">temp=A.get(start);</text:p>
            <text:p text:style-name="P4">A.set(start,A.get(end));</text:p>
            <text:p text:style-name="P4">A.set(end,temp);</text:p>
            <text:p text:style-name="P4">start++;</text:p>
            <text:p text:style-name="P4">end--;</text:p>
            <text:p text:style-name="P4">}</text:p>
            <text:p text:style-name="P4">return A;</text:p>
            <text:p text:style-name="P4">}</text:p>
            <text:p text:style-name="P6"/>
            <text:p text:style-name="P4">}</text:p>
            <text:p text:style-name="P4"/>
            <text:p text:style-name="P9"/>
          </table:table-cell>
        </table:table-row>
      </table:table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00:33:27.101539040</meta:creation-date>
    <dc:date>2024-10-21T00:39:35.918155659</dc:date>
    <meta:editing-duration>PT6M10S</meta:editing-duration>
    <meta:editing-cycles>1</meta:editing-cycles>
    <meta:document-statistic meta:table-count="4" meta:image-count="0" meta:object-count="0" meta:page-count="4" meta:paragraph-count="126" meta:word-count="581" meta:character-count="4174" meta:non-whitespace-character-count="3719"/>
    <meta:generator>LibreOffice/7.3.7.2$Linux_X86_64 LibreOffice_project/30$Build-2</meta:generator>
  </office:meta>
</office:document-meta>
</file>